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 CE" svg:font-family="'Arial C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 CE" fo:font-size="10pt" style:font-name-asian="Arial CE" style:font-size-asian="10pt" style:font-name-complex="Arial CE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 CE" fo:font-size="10pt" style:font-name-asian="Arial CE" style:font-size-asian="10pt" style:font-name-complex="Arial CE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 CE" fo:font-size="10pt" style:font-name-asian="Arial CE" style:font-size-asian="10pt" style:font-name-complex="Arial CE" style:font-size-complex="10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339966" style:font-name="Arial CE" fo:font-size="22pt" fo:font-style="italic" fo:font-weight="bold" style:font-name-asian="Arial CE" style:font-size-asian="22pt" style:font-style-asian="italic" style:font-weight-asian="bold" style:font-name-complex="Arial CE" style:font-size-complex="22pt" style:font-style-complex="italic" style:font-weight-complex="bold"/>
    </style:style>
    <style:style style:name="P5" style:family="paragraph" style:parent-style-name="Standard">
      <style:paragraph-properties style:text-autospace="none"/>
      <style:text-properties style:font-name="Arial CE" fo:font-size="10pt" style:font-name-asian="Arial CE" style:font-size-asian="10pt" style:font-name-complex="Arial C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ameArena</text:p>
      <text:p text:style-name="P2"/>
      <text:p text:style-name="P3">Cel projektu: </text:p>
      <text:p text:style-name="P3">-Multimedialna wypożyczalnia gier komputerowych </text:p>
      <text:p text:style-name="P2"/>
      <text:p text:style-name="P1">Założenia projektowe:</text:p>
      <text:p text:style-name="P1">-System musi być prosty dla użytkownika</text:p>
      <text:p text:style-name="P1">-System musi składać się z katalogu wszystkich tytułów</text:p>
      <text:p text:style-name="P1">-System musi umożliwić łatwe znalezienie tytułu lub zasugerować użytkownikowi ciekawy tytuł z danej kategorii</text:p>
      <text:p text:style-name="P1">-Każdy tytuł musi zawierać jego krótki opis i zdjęcie okładki</text:p>
      <text:p text:style-name="P1">-System musi tworzyć bazę danych dla administratora z aktualnymi tytułami</text:p>
      <text:p text:style-name="P1">-Administrator musi mieć możliwość edycji tytułów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 CE" svg:font-family="'Arial C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2T16:14:14.57</meta:creation-date>
    <dc:date>2018-03-12T17:33:01.60</dc:date>
    <meta:editing-duration>PT10M4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0" meta:word-count="63" meta:character-count="477"/>
  </office:meta>
</office:document-meta>
</file>